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粒子数为n</text:p>
      <text:p text:style-name="Standard">种群用<draw:frame draw:style-name="fr1" draw:name="Object6" text:anchor-type="as-char" svg:y="-0.446cm" svg:width="1.759cm" svg:height="0.54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单个粒子表示为<draw:frame draw:style-name="fr1" draw:name="Object1" text:anchor-type="as-char" svg:y="-0.446cm" svg:width="0.684cm" svg:height="0.616cm" draw:z-index="0"><draw:object xlink:href="./Object 1" xlink:type="simple" xlink:show="embed" xlink:actuate="onLoad"/><draw:image xlink:href="./ObjectReplacements/Object 1" xlink:type="simple" xlink:show="embed" xlink:actuate="onLoad"/></draw:frame> <text:s text:c="2"/>这里j表示种群编号</text:p>
      <text:p text:style-name="Standard">每个粒子的速度和位置:<draw:frame draw:style-name="fr1" draw:name="Object2" text:anchor-type="as-char" svg:y="-0.393cm" svg:width="0.644cm" svg:height="0.563cm" draw:z-index="1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ct3" text:anchor-type="as-char" svg:y="-0.393cm" svg:width="0.667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y="-0.423cm" svg:width="3.41cm" svg:height="0.623cm" draw:z-index="3"><draw:object xlink:href="./Object 4" xlink:type="simple" xlink:show="embed" xlink:actuate="onLoad"/><draw:image xlink:href="./ObjectReplacements/Object 4" xlink:type="simple" xlink:show="embed" xlink:actuate="onLoad"/></draw:frame> <text:s/></text:p>
      <text:p text:style-name="Standard"><draw:frame draw:style-name="fr1" draw:name="Object5" text:anchor-type="as-char" svg:y="-0.423cm" svg:width="3.47cm" svg:height="0.623cm" draw:z-index="4"><draw:object xlink:href="./Object 5" xlink:type="simple" xlink:show="embed" xlink:actuate="onLoad"/><draw:image xlink:href="./ObjectReplacements/Object 5" xlink:type="simple" xlink:show="embed" xlink:actuate="onLoad"/></draw:frame>其中m为优化参数数目</text:p>
      <text:p text:style-name="Standard"/>
      <text:p text:style-name="Standard">最大迭代次数：N</text:p>
      <text:p text:style-name="Standard">当前迭代：C</text:p>
      <text:p text:style-name="Standard">进行信息交流时间：M</text:p>
      <text:p text:style-name="Standard"/>
      <text:p text:style-name="Standard"/>
      <text:p text:style-name="Standard"/>
      <text:p text:style-name="Standard">思想一：</text:p>
      <text:list xml:id="list1468616270" text:style-name="L1">
        <text:list-item>
          <text:p text:style-name="P1">超球体的半径</text:p>
        </text:list-item>
        <text:list-item>
          <text:p text:style-name="P1">协同进化交流方式</text:p>
        </text:list-item>
        <text:list-item>
          <text:p text:style-name="P1">协同进化搜索方式</text:p>
        </text:list-item>
      </text:list>
      <text:p text:style-name="Standard"/>
      <text:p text:style-name="Standard"/>
      <text:p text:style-name="Standard"/>
      <text:p text:style-name="Standard">这里超球体局部搜索主要做加强粒子局部搜索能力</text:p>
      <text:p text:style-name="Standard"/>
      <text:p text:style-name="Standard">收敛程度的判断</text:p>
      <text:p text:style-name="Standard"/>
      <text:p text:style-name="Standard"/>
      <text:p text:style-name="Standard">搜索结束条件：迭代次数用完，收敛</text:p>
      <text:p text:style-name="Standard"/>
      <text:p text:style-name="Standard"/>
      <text:p text:style-name="Standard">协同进化:防止主种群陷入局部最优，当主种群进入收敛时，次种群对收敛区域邻域进行搜索，企图找到一个比当前收敛更好的位置。</text:p>
      <text:p text:style-name="Standard"/>
      <text:p text:style-name="Standard"/>
      <text:p text:style-name="Standard"/>
      <text:p text:style-name="Standard">思想二：</text:p>
      <text:p text:style-name="Standard"/>
      <text:p text:style-name="Standard">均匀变异针对粒子位置属性的偏移进行，这样有助于对空缺地带的局部搜索</text:p>
      <text:p text:style-name="Standard"/>
      <text:p text:style-name="Standard">协同进化主要用来防止主种群陷入局部最优解后而没法主动跳出，采用两种群信息交流，给定主种群一个目标，让主种群从局部最优解位置逃逸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6-15T10:29:21</meta:creation-date>
    <meta:generator>LibreOffice/3.5$Linux_x86 LibreOffice_project/350m1$Build-2</meta:generator>
    <dc:date>2014-06-15T16:28:13</dc:date>
    <dc:creator>yw </dc:creator>
    <meta:editing-duration>PT5H58M25S</meta:editing-duration>
    <meta:editing-cycles>74</meta:editing-cycles>
    <meta:document-statistic meta:table-count="0" meta:image-count="0" meta:object-count="6" meta:page-count="1" meta:paragraph-count="20" meta:word-count="155" meta:character-count="316" meta:non-whitespace-character-count="333"/>
  </office:meta>
</office:document-meta>
</file>

<file path=Object 1/content.xml><?xml version="1.0" encoding="utf-8"?>
<math xmlns="http://www.w3.org/1998/Math/MathML">
  <semantics>
    <mrow>
      <msubsup>
        <mi>P</mi>
        <mi>i</mi>
        <mi>j</mi>
      </msubsup>
    </mrow>
    <annotation encoding="StarMath 5.0">P_i^j</annotation>
  </semantics>
</math>
</file>

<file path=Object 2/content.xml><?xml version="1.0" encoding="utf-8"?>
<math xmlns="http://www.w3.org/1998/Math/MathML">
  <semantics>
    <mrow>
      <msub>
        <mi>V</mi>
        <mi>i</mi>
      </msub>
    </mrow>
    <annotation encoding="StarMath 5.0">V_i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row>
        <msub>
          <mi>V</mi>
          <mi>i</mi>
        </msub>
        <mo stretchy="false">=</mo>
        <mfenced open="{" close="}">
          <mrow>
            <msub>
              <mi>v</mi>
              <mn>1,</mn>
            </msub>
            <msub>
              <mi>v</mi>
              <mn>2,.</mn>
            </msub>
            <mn>..</mn>
            <mi>,</mi>
            <msub>
              <mi>v</mi>
              <mi>m</mi>
            </msub>
          </mrow>
        </mfenced>
      </mrow>
    </mrow>
    <annotation encoding="StarMath 5.0">V_i=left lbrace v_1,v_2,...,v_m right rbrace</annotation>
  </semantics>
</math>
</file>

<file path=Object 5/content.xml><?xml version="1.0" encoding="utf-8"?>
<math xmlns="http://www.w3.org/1998/Math/MathML">
  <semantics>
    <mrow>
      <mrow>
        <msub>
          <mi>X</mi>
          <mi>i</mi>
        </msub>
        <mo stretchy="false">=</mo>
        <mfenced open="{" close="}">
          <mrow>
            <msub>
              <mi>x</mi>
              <mn>1,</mn>
            </msub>
            <msub>
              <mi>x</mi>
              <mn>2,.</mn>
            </msub>
            <mn>..</mn>
            <mi>,</mi>
            <msub>
              <mi>x</mi>
              <mi>m</mi>
            </msub>
          </mrow>
        </mfenced>
      </mrow>
    </mrow>
    <annotation encoding="StarMath 5.0">X_i=left lbrace x_1,x_2,...,x_m right rbrace</annotation>
  </semantics>
</math>
</file>

<file path=Object 6/content.xml><?xml version="1.0" encoding="utf-8"?>
<math xmlns="http://www.w3.org/1998/Math/MathML">
  <semantics>
    <mrow>
      <msup>
        <mi>P</mi>
        <mrow>
          <mo stretchy="false">[</mo>
          <mrow>
            <mn>1</mn>
          </mrow>
          <mo stretchy="false">]</mo>
        </mrow>
      </msup>
      <mi>,</mi>
      <msup>
        <mi>P</mi>
        <mrow>
          <mo stretchy="false">[</mo>
          <mrow>
            <mn>2</mn>
          </mrow>
          <mo stretchy="false">]</mo>
        </mrow>
      </msup>
    </mrow>
    <annotation encoding="StarMath 5.0">P^[1],P^[2]</annotation>
  </semantics>
</math>
</file>